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farahm20/MemoryGame" text:style-name="Internet_20_link" text:visited-style-name="Visited_20_Internet_20_Link">https://github.com/farahm20/MemoryGam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0:13:37.867000000</meta:creation-date>
    <dc:date>2020-03-12T10:14:49.742000000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8"/>
    <meta:generator>LibreOffice/6.2.4.2$Windows_X86_64 LibreOffice_project/2412653d852ce75f65fbfa83fb7e7b669a126d64</meta:generator>
  </office:meta>
</office:document-meta>
</file>